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statusba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statusba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progressbar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statusbar/"/>
  <manifest:file-entry manifest:media-type="" manifest:full-path="Object 2/floater/"/>
  <manifest:file-entry manifest:media-type="" manifest:full-path="Object 2/popupmenu/"/>
  <manifest:file-entry manifest:media-type="text/xml" manifest:full-path="Object 2/content.xml"/>
  <manifest:file-entry manifest:media-type="" manifest:full-path="Object 2/progressbar/"/>
  <manifest:file-entry manifest:media-type="" manifest:full-path="Object 2/menubar/"/>
  <manifest:file-entry manifest:media-type="" manifest:full-path="Object 2/toolbar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" manifest:full-path="Object 3/statusbar/"/>
  <manifest:file-entry manifest:media-type="" manifest:full-path="Object 3/floater/"/>
  <manifest:file-entry manifest:media-type="" manifest:full-path="Object 3/popupmenu/"/>
  <manifest:file-entry manifest:media-type="text/xml" manifest:full-path="Object 3/content.xml"/>
  <manifest:file-entry manifest:media-type="" manifest:full-path="Object 3/progressbar/"/>
  <manifest:file-entry manifest:media-type="" manifest:full-path="Object 3/menubar/"/>
  <manifest:file-entry manifest:media-type="" manifest:full-path="Object 3/toolbar/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officeooo="http://openoffice.org/2009/office">
  <office:scripts/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1" style:family="text">
      <style:text-properties officeooo:rsid="0000d807"/>
    </style:style>
    <style:style style:name="T2" style:family="text">
      <style:text-properties style:text-underline-style="solid" style:text-underline-width="auto" style:text-underline-color="font-color" officeooo:rsid="0000d807"/>
    </style:style>
    <style:style style:name="T3" style:family="text">
      <style:text-properties officeooo:rsid="00026e7c"/>
    </style:style>
    <style:style style:name="T4" style:family="text">
      <style:text-properties officeooo:rsid="00035ffa"/>
    </style:style>
    <style:style style:name="T5" style:family="text">
      <style:text-properties officeooo:rsid="0004a835"/>
    </style:style>
    <style:style style:name="T6" style:family="text">
      <style:text-properties officeooo:rsid="00064d30"/>
    </style:style>
    <style:style style:name="T7" style:family="text">
      <style:text-properties officeooo:rsid="00075d91"/>
    </style:style>
    <style:style style:name="T8" style:family="text">
      <style:text-properties officeooo:rsid="0009165b"/>
    </style:style>
    <style:style style:name="T9" style:family="text">
      <style:text-properties officeooo:rsid="0009f696"/>
    </style:style>
    <style:style style:name="T10" style:family="text">
      <style:text-properties officeooo:rsid="000be964"/>
    </style:style>
    <style:style style:name="T11" style:family="text">
      <style:text-properties officeooo:rsid="000cc58e"/>
    </style:style>
    <style:style style:name="T12" style:family="text">
      <style:text-properties officeooo:rsid="000d5b03"/>
    </style:style>
    <style:style style:name="T13" style:family="text">
      <style:text-properties style:text-underline-style="none" officeooo:rsid="00064d30"/>
    </style:style>
    <style:style style:name="T14" style:family="text">
      <style:text-properties style:text-underline-style="none" officeooo:rsid="00035ffa"/>
    </style:style>
    <style:style style:name="T15" style:family="text">
      <style:text-properties officeooo:rsid="000da5e6"/>
    </style:style>
    <style:style style:name="T16" style:family="text">
      <style:text-properties style:font-name="Liberation Serif1" fo:font-size="11pt" fo:font-style="normal" fo:font-weight="normal" style:font-name-asian="DejaVu Sans Mono" style:font-size-asian="11pt" style:font-style-asian="normal" style:font-weight-asian="normal" style:font-name-complex="DejaVu Sans Mono" style:font-size-complex="11pt" style:font-style-complex="normal" style:font-weight-complex="normal" officeooo:rsid="00075d91"/>
    </style:style>
    <style:style style:name="T17" style:family="text">
      <style:text-properties style:font-name="Liberation Serif1" fo:font-size="11pt" fo:font-style="normal" fo:font-weight="normal" style:font-name-asian="DejaVu Sans Mono" style:font-size-asian="11pt" style:font-style-asian="normal" style:font-weight-asian="normal" style:font-name-complex="DejaVu Sans Mono" style:font-size-complex="11pt" style:font-style-complex="normal" style:font-weight-complex="normal" officeooo:rsid="000831cf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2">Priklad</text:span><text:span text:style-name="T1">: </text:span></text:p>
      <text:p text:style-name="Standard"><text:span text:style-name="T1">Mame funkci</text:span><text:span text:style-name="T1"><draw:frame draw:style-name="fr1" draw:name="Object1" text:anchor-type="as-char" svg:width="4.486cm" svg:height="0.547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">na mnozine</text:span><text:span text:style-name="T1"><draw:frame draw:style-name="fr1" draw:name="Object2" text:anchor-type="as-char" svg:width="4.397cm" svg:height="0.55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">. Zjistete globalni extremy funkce f.</text:span></text:p>
      <text:p text:style-name="Standard"/>
      <text:p text:style-name="Standard"/>
      <text:p text:style-name="Standard"><text:span text:style-name="T2">Reseni</text:span><text:span text:style-name="T1">:</text:span></text:p>
      <text:p text:style-name="Standard">- pozorovani: f je spojita na M, M je kompaktni → existuji globalni extremy.</text:p>
      <text:p text:style-name="Standard"/>
      <text:p text:style-name="Standard"><text:span text:style-name="T4">- i-ty stacionarni bod budu znacit</text:span><text:span text:style-name="T4"><draw:frame draw:style-name="fr1" draw:name="Object5" text:anchor-type="as-char" svg:width="0.515cm" svg:height="0.529cm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4">.</text:span></text:p>
      <text:p text:style-name="Standard"/>
      <text:p text:style-name="Standard"><text:span text:style-name="T3">1) Vysetrim funkci uvnitr mnoziny M (</text:span><text:span text:style-name="T3"><draw:frame draw:style-name="fr1" draw:name="Object3" text:anchor-type="as-char" svg:width="4.403cm" svg:height="0.554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3">).</text:span></text:p>
      <text:p text:style-name="Standard"><draw:frame draw:style-name="fr1" draw:name="Object4" text:anchor-type="as-char" svg:width="5.417cm" svg:height="2.566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/>
      <text:p text:style-name="Standard"><text:span text:style-name="T8">P</text:span><text:span text:style-name="T7">ro funkci f existuje jen jeden stacionarni bod</text:span><text:span text:style-name="T4"><draw:frame draw:style-name="fr1" draw:name="Object10" text:anchor-type="as-char" svg:width="0.573cm" svg:height="0.531cm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4">, </text:span><text:span text:style-name="T7">nyni zkontroluji, zda vyhovuje podmince:</text:span></text:p>
      <text:p text:style-name="Standard"><draw:frame draw:style-name="fr2" draw:name="Object11" text:anchor-type="as-char" svg:y="-0.187cm" svg:width="2.616cm" svg:height="2.071cm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Standard"><text:span text:style-name="T16"><text:s/></text:span><text:span text:style-name="T17">→ </text:span><text:span text:style-name="T16">OK, pokracujeme.</text:span></text:p>
      <text:p text:style-name="Standard"/>
      <text:p text:style-name="Standard"><text:span text:style-name="T3"><draw:frame draw:style-name="fr1" draw:name="Object6" text:anchor-type="as-char" svg:width="7.334cm" svg:height="1.117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3">, </text:span><text:span text:style-name="T5">takze pro bod</text:span><text:span text:style-name="T4"><draw:frame draw:style-name="fr1" draw:name="Object7" text:anchor-type="as-char" svg:width="0.573cm" svg:height="0.531cm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5">(i kdyz na promennych nezalezi) je matice</text:span><text:span text:style-name="T5"><draw:frame draw:style-name="fr1" draw:name="Object8" text:anchor-type="as-char" svg:width="1.337cm" svg:height="1.108cm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6">pozitivne definitni, coz znamena, ze </text:span><text:span text:style-name="T13">v bode</text:span><text:span text:style-name="T14"><draw:frame draw:style-name="fr1" draw:name="Object9" text:anchor-type="as-char" svg:width="0.573cm" svg:height="0.531cm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13">je lokalni minimum</text:span><text:span text:style-name="T6">. </text:span></text:p>
      <text:p text:style-name="Standard"/>
      <text:p text:style-name="Standard"><text:span text:style-name="T8">2) </text:span><text:span text:style-name="T3">Vysetrim funkci </text:span><text:span text:style-name="T8">na hranici</text:span><text:span text:style-name="T3"> mnoziny M (</text:span><text:span text:style-name="T3"><draw:frame draw:style-name="fr1" draw:name="Object12" text:anchor-type="as-char" svg:width="4.403cm" svg:height="0.554cm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T3">).</text:span></text:p>
      <text:p text:style-name="Standard"/>
      <text:p text:style-name="Standard">Sestavim tedy Lagrangeovu funkci:</text:p>
      <text:p text:style-name="Standard"><draw:frame draw:style-name="fr1" draw:name="Object14" text:anchor-type="as-char" svg:width="7.398cm" svg:height="0.547cm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Standard"/>
      <text:p text:style-name="Standard"><text:span text:style-name="T9">Vytvorim si tri rovnice o trech neznamych </text:span><text:span text:style-name="T10">a spocitam je</text:span><text:span text:style-name="T9">:</text:span></text:p>
      <text:p text:style-name="Standard"><text:soft-page-break/><draw:frame draw:style-name="fr2" draw:name="Object13" text:anchor-type="as-char" svg:y="-7.257cm" svg:width="8.791cm" svg:height="5.773cm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Standard"><text:span text:style-name="T11">Pro </text:span><text:span text:style-name="T11"><draw:frame draw:style-name="fr1" draw:name="Object15" text:anchor-type="as-char" svg:width="0.579cm" svg:height="0.529cm" draw:z-index="14"><draw:object xlink:href="./Object 15" xlink:type="simple" xlink:show="embed" xlink:actuate="onLoad"/><draw:image xlink:href="./ObjectReplacements/Object 15" xlink:type="simple" xlink:show="embed" xlink:actuate="onLoad"/></draw:frame></text:span><text:span text:style-name="T11">vyjde </text:span><text:span text:style-name="T11"><draw:frame draw:style-name="fr1" draw:name="Object16" text:anchor-type="as-char" svg:width="2.935cm" svg:height="0.566cm" draw:z-index="15"><draw:object xlink:href="./Object 16" xlink:type="simple" xlink:show="embed" xlink:actuate="onLoad"/><draw:image xlink:href="./ObjectReplacements/Object 16" xlink:type="simple" xlink:show="embed" xlink:actuate="onLoad"/></draw:frame></text:span><text:span text:style-name="T11">, pro </text:span><text:span text:style-name="T11"><draw:frame draw:style-name="fr1" draw:name="Object17" text:anchor-type="as-char" svg:width="0.58cm" svg:height="0.531cm" draw:z-index="16"><draw:object xlink:href="./Object 17" xlink:type="simple" xlink:show="embed" xlink:actuate="onLoad"/><draw:image xlink:href="./ObjectReplacements/Object 17" xlink:type="simple" xlink:show="embed" xlink:actuate="onLoad"/></draw:frame></text:span><text:span text:style-name="T11">to je </text:span><text:span text:style-name="T11"><draw:frame draw:style-name="fr1" draw:name="Object18" text:anchor-type="as-char" svg:width="2.933cm" svg:height="0.566cm" draw:z-index="17"><draw:object xlink:href="./Object 18" xlink:type="simple" xlink:show="embed" xlink:actuate="onLoad"/><draw:image xlink:href="./ObjectReplacements/Object 18" xlink:type="simple" xlink:show="embed" xlink:actuate="onLoad"/></draw:frame></text:span></text:p>
      <text:p text:style-name="Standard"/>
      <text:p text:style-name="Standard"><text:span text:style-name="T12">Sestavim matici </text:span><text:span text:style-name="T12"><draw:frame draw:style-name="fr1" draw:name="Object19" text:anchor-type="as-char" svg:width="0.616cm" svg:height="0.527cm" draw:z-index="18"><draw:object xlink:href="./Object 19" xlink:type="simple" xlink:show="embed" xlink:actuate="onLoad"/><draw:image xlink:href="./ObjectReplacements/Object 19" xlink:type="simple" xlink:show="embed" xlink:actuate="onLoad"/></draw:frame></text:span><text:span text:style-name="T12">:</text:span></text:p>
      <text:p text:style-name="Standard"><draw:frame draw:style-name="fr2" draw:name="Object20" text:anchor-type="as-char" svg:y="0cm" svg:width="12.628cm" svg:height="6.466cm" draw:z-index="19"><draw:object xlink:href="./Object 20" xlink:type="simple" xlink:show="embed" xlink:actuate="onLoad"/><draw:image xlink:href="./ObjectReplacements/Object 20" xlink:type="simple" xlink:show="embed" xlink:actuate="onLoad"/></draw:frame></text:p>
      <text:p text:style-name="Standard"/>
      <text:p text:style-name="Standard"><text:span text:style-name="T15">Lokalni maximum je jen jedno, tudiz v</text:span><text:span text:style-name="T15"><draw:frame draw:style-name="fr1" draw:name="Object21" text:anchor-type="as-char" svg:width="0.572cm" svg:height="0.529cm" draw:z-index="20"><draw:object xlink:href="./Object 21" xlink:type="simple" xlink:show="embed" xlink:actuate="onLoad"/><draw:image xlink:href="./ObjectReplacements/Object 21" xlink:type="simple" xlink:show="embed" xlink:actuate="onLoad"/></draw:frame></text:span><text:span text:style-name="T15">je globalni maximum.</text:span></text:p>
      <text:p text:style-name="Standard"><text:span text:style-name="T15">Lokalni minima jsou dve, takze porovname body</text:span><text:span text:style-name="T15"><draw:frame draw:style-name="fr1" draw:name="Object22" text:anchor-type="as-char" svg:width="0.573cm" svg:height="0.531cm" draw:z-index="21"><draw:object xlink:href="./Object 22" xlink:type="simple" xlink:show="embed" xlink:actuate="onLoad"/><draw:image xlink:href="./ObjectReplacements/Object 22" xlink:type="simple" xlink:show="embed" xlink:actuate="onLoad"/></draw:frame></text:span><text:span text:style-name="T15">a </text:span><text:span text:style-name="T15"><draw:frame draw:style-name="fr1" draw:name="Object23" text:anchor-type="as-char" svg:width="0.573cm" svg:height="0.531cm" draw:z-index="22"><draw:object xlink:href="./Object 23" xlink:type="simple" xlink:show="embed" xlink:actuate="onLoad"/><draw:image xlink:href="./ObjectReplacements/Object 23" xlink:type="simple" xlink:show="embed" xlink:actuate="onLoad"/></draw:frame></text:span><text:span text:style-name="T15">:</text:span></text:p>
      <text:p text:style-name="Standard"><draw:frame draw:style-name="fr1" draw:name="Object24" text:anchor-type="as-char" svg:width="13.102cm" svg:height="1.797cm" draw:z-index="23"><draw:object xlink:href="./Object 24" xlink:type="simple" xlink:show="embed" xlink:actuate="onLoad"/><draw:image xlink:href="./ObjectReplacements/Object 24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Pane Mikesi,<text:line-break/><text:line-break/>prosel jsem vase reseni a pripada mi uplne vporadku a spravne.<text:line-break/>Jenom bych poznamenal, ze se to samozrejme da vyresit i<text:line-break/>jednoduseji, bez pouziti velke teorie, coz muze slouzit<text:line-break/>jako kontrola.<text:line-break/><text:line-break/>Protoze f(x,y)=x^2+y^2-2x+4y=(x-1)^2+(y+2)^2-5, coz je pro<text:line-break/>kazde x, y alespon -5 a je to -5 prave v (1,-2) a (1,-2) je v M,<text:line-break/>je jasne, ze v (1,-2) je jedine glob. minimum s hodnotou -5.<text:line-break/><text:line-break/><text:line-break/>Pro hledani maxima vyuzijeme, ze f(x,y) v sobe obsahuje<text:line-break/>definici M. Kdyz bod x,y lezi na kruznici K_r (se stredem v 0,0)<text:line-break/>o polomeru r (vime, ze r je nanejvys 5), tak<text:line-break/><text:line-break/>f(x,y) = r^2 + c,<text:line-break/><text:line-break/>kde c=-2x+4y. Takze x,y je prusecik kruznice K_r a primky p_c<text:line-break/>s rovnici -2x+4y=c. Pro ruzna c tvori primky p_c system rovnobeznych<text:line-break/>primek se smernici 1/2. Geometricky je videt, ze nejvetsi hodnotu<text:line-break/>f(x,y) dostaneme, kdyz r=5 a c je takove, ze primka p_c je horni<text:line-break/>tecna ke kruznici K_5. (Pro kazdou kruznici K_r mame horni a dolni<text:line-break/>tecnu se smernici 1/2). Pruseciky te p_c s osami x a y jsou<text:line-break/>-c/2,0 a 0,c/4. Spolu s 0,0 mame pravouhly trojuhelnik s delkami odvesen<text:line-break/>c/4 a c/2 a delkou vysky k prepone (ta vyska je spojnice 0,0<text:line-break/>s bodem dotyku K_5 a p_c) rovnou 5. Odtud uz se podle Pyth. v.<text:line-break/>snadno spocte, ze c=10.5^{1/2}, takze maxim. hodnota je<text:line-break/><text:line-break/>25 + 10.5^{1/2}<text:line-break/><text:line-break/>a dal se snadno dopoctou souradnice bodu dotyku -5^{1/2},2.5^{1/2},<text:line-break/>kde se to maximum nabyva.<text:line-break/><text:line-break/>                                M. Klazar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xmlns:officeooo="http://openoffice.org/2009/office"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1-04T11:11:08</meta:creation-date>
    <dc:date>2011-09-02T13:25:11.60</dc:date>
    <meta:editing-duration>PT02H12M45S</meta:editing-duration>
    <meta:editing-cycles>18</meta:editing-cycles>
    <meta:generator>OpenOffice.org/3.0$Win32 OpenOffice.org_project/300m9$Build-9358</meta:generator>
    <meta:print-date>2011-09-02T13:25:07.71</meta:print-date>
    <meta:document-statistic meta:table-count="0" meta:image-count="0" meta:object-count="24" meta:page-count="3" meta:paragraph-count="23" meta:word-count="370" meta:character-count="2126"/>
  </office:meta>
</office:document-meta>
</file>

<file path=Object 1/content.xml><?xml version="1.0" encoding="utf-8"?>
<math xmlns="http://www.w3.org/1998/Math/MathML">
  <semantics>
    <mrow>
      <mi>f</mi>
      <mrow>
        <mrow>
          <mo stretchy="false">(</mo>
          <mrow>
            <mi>x</mi>
            <mi>,</mi>
            <mi>y</mi>
          </mrow>
          <mo stretchy="false">)</mo>
        </mrow>
        <mi mathvariant="normal">=</mi>
        <mrow>
          <mrow>
            <mrow>
              <msup>
                <mi>x</mi>
                <mn>2</mn>
              </msup>
              <mo stretchy="false">+</mo>
              <msup>
                <mi>y</mi>
                <mn>2</mn>
              </msup>
            </mrow>
            <mi mathvariant="normal">−</mi>
            <mn>2x</mn>
          </mrow>
          <mo stretchy="false">+</mo>
          <mn>4y</mn>
        </mrow>
      </mrow>
    </mrow>
    <annotation encoding="StarMath 5.0">f(x,y)=x^{2}+y^{2}-2x+4y </annotation>
  </semantics>
</math>
</file>

<file path=Object 10/content.xml><?xml version="1.0" encoding="utf-8"?>
<math xmlns="http://www.w3.org/1998/Math/MathML">
  <semantics>
    <msub>
      <mi>S</mi>
      <mn>1</mn>
    </msub>
    <annotation encoding="StarMath 5.0">S_{1}</annotation>
  </semantics>
</math>
</file>

<file path=Object 11/content.xml><?xml version="1.0" encoding="utf-8"?>
<math xmlns="http://www.w3.org/1998/Math/MathML">
  <semantics>
    <mtable>
      <mtr>
        <mtd>
          <mrow>
            <mrow>
              <msup>
                <mi>x</mi>
                <mn>2</mn>
              </msup>
              <mo stretchy="false">+</mo>
              <msup>
                <mi>y</mi>
                <mn>2</mn>
              </msup>
            </mrow>
            <mo stretchy="false">&lt;</mo>
            <mn>25</mn>
          </mrow>
        </mtd>
      </mtr>
      <mtr>
        <mtd>
          <mrow>
            <mrow>
              <msup>
                <mn>1</mn>
                <mn>2</mn>
              </msup>
              <mo stretchy="false">+</mo>
              <msup>
                <mrow>
                  <mo stretchy="false">(</mo>
                  <mrow>
                    <mi mathvariant="normal">−</mi>
                    <mn>2</mn>
                  </mrow>
                  <mo stretchy="false">)</mo>
                </mrow>
                <mn>2</mn>
              </msup>
            </mrow>
            <mo stretchy="false">&lt;</mo>
            <mn>25</mn>
          </mrow>
        </mtd>
      </mtr>
      <mtr>
        <mtd>
          <mrow>
            <mrow>
              <mn>1</mn>
              <mo stretchy="false">+</mo>
              <mn>4</mn>
            </mrow>
            <mo stretchy="false">&lt;</mo>
            <mn>25</mn>
          </mrow>
        </mtd>
      </mtr>
      <mtr>
        <mtd>
          <mrow>
            <mn>5</mn>
            <mo stretchy="false">&lt;</mo>
            <mn>25</mn>
          </mrow>
        </mtd>
      </mtr>
    </mtable>
    <annotation encoding="StarMath 5.0">x^{2}+y^{2} &lt; 25
newline 
1^{2}+(-2)^{2} &lt; 25
newline
1+4 &lt; 25
newline
5 &lt; 25</annotation>
  </semantics>
</math>
</file>

<file path=Object 12/content.xml><?xml version="1.0" encoding="utf-8"?>
<math xmlns="http://www.w3.org/1998/Math/MathML">
  <semantics>
    <mrow>
      <mi>M</mi>
      <mi mathvariant="normal">=</mi>
      <mrow>
        <mi stretchy="false" mathvariant="normal">{</mi>
        <mrow>
          <mrow>
            <mi stretchy="false" mathvariant="normal">[</mi>
            <mrow>
              <mi>x</mi>
              <mi>,</mi>
              <mi>y</mi>
            </mrow>
            <mi stretchy="false" mathvariant="normal">]</mi>
          </mrow>
          <mi>;</mi>
          <mrow>
            <mrow>
              <msup>
                <mi>x</mi>
                <mn>2</mn>
              </msup>
              <mo stretchy="false">+</mo>
              <msup>
                <mi>y</mi>
                <mn>2</mn>
              </msup>
            </mrow>
            <mi mathvariant="normal">=</mi>
            <mn>25</mn>
          </mrow>
        </mrow>
        <mi stretchy="false" mathvariant="normal">}</mi>
      </mrow>
    </mrow>
    <annotation encoding="StarMath 5.0">M=lbrace [x,y]; x^{2}+y^{2} = 25  rbrace</annotation>
  </semantics>
</math>
</file>

<file path=Object 13/content.xml><?xml version="1.0" encoding="utf-8"?>
<math xmlns="http://www.w3.org/1998/Math/MathML">
  <semantics>
    <mtable>
      <mtr>
        <mtd>
          <mrow>
            <mrow>
              <msubsup>
                <mi>L</mi>
                <mi>x</mi>
                <mi>'</mi>
              </msubsup>
              <mi mathvariant="normal">=</mi>
              <mrow>
                <mrow>
                  <mn>2x</mn>
                  <mi mathvariant="normal">−</mi>
                  <mn>2</mn>
                </mrow>
                <mo stretchy="false">+</mo>
                <mn>2</mn>
              </mrow>
            </mrow>
            <mi mathvariant="normal">ƛ</mi>
            <mrow>
              <mi>x</mi>
              <mi mathvariant="normal">=</mi>
              <mn>2</mn>
            </mrow>
            <mrow>
              <mrow>
                <mo stretchy="false">(</mo>
                <mrow>
                  <mrow>
                    <mrow>
                      <mi>x</mi>
                      <mi mathvariant="normal">−</mi>
                      <mn>1</mn>
                    </mrow>
                    <mo stretchy="false">+</mo>
                    <mi mathvariant="normal">ƛ</mi>
                  </mrow>
                  <mi>x</mi>
                </mrow>
                <mo stretchy="false">)</mo>
              </mrow>
              <mi mathvariant="normal">=</mi>
              <mn>0</mn>
            </mrow>
            <mi/>
            <mo stretchy="false">→</mo>
            <mi/>
            <mrow>
              <mi>x</mi>
              <mi mathvariant="normal">=</mi>
              <mfrac>
                <mn>1</mn>
                <mrow>
                  <mn>1</mn>
                  <mo stretchy="false">+</mo>
                  <mi mathvariant="normal">ƛ</mi>
                </mrow>
              </mfrac>
            </mrow>
          </mrow>
        </mtd>
      </mtr>
      <mtr>
        <mtd>
          <mrow>
            <mrow>
              <msubsup>
                <mi>L</mi>
                <mi>y</mi>
                <mi>'</mi>
              </msubsup>
              <mi mathvariant="normal">=</mi>
              <mrow>
                <mrow>
                  <mn>2y</mn>
                  <mo stretchy="false">+</mo>
                  <mn>4</mn>
                </mrow>
                <mo stretchy="false">+</mo>
                <mn>2</mn>
              </mrow>
            </mrow>
            <mi mathvariant="normal">ƛ</mi>
            <mrow>
              <mi>y</mi>
              <mi mathvariant="normal">=</mi>
              <mn>2</mn>
            </mrow>
            <mrow>
              <mrow>
                <mo stretchy="false">(</mo>
                <mrow>
                  <mrow>
                    <mrow>
                      <mi>y</mi>
                      <mo stretchy="false">+</mo>
                      <mn>2</mn>
                    </mrow>
                    <mo stretchy="false">+</mo>
                    <mi mathvariant="normal">ƛ</mi>
                  </mrow>
                  <mi>y</mi>
                </mrow>
                <mo stretchy="false">)</mo>
              </mrow>
              <mi mathvariant="normal">=</mi>
              <mn>0</mn>
            </mrow>
            <mi/>
            <mo stretchy="false">→</mo>
            <mi/>
            <mrow>
              <mi>y</mi>
              <mi mathvariant="normal">=</mi>
              <mfrac>
                <mrow>
                  <mi mathvariant="normal">−</mi>
                  <mn>2</mn>
                </mrow>
                <mrow>
                  <mn>1</mn>
                  <mo stretchy="false">+</mo>
                  <mi mathvariant="normal">ƛ</mi>
                </mrow>
              </mfrac>
            </mrow>
          </mrow>
        </mtd>
      </mtr>
      <mtr>
        <mtd>
          <mrow>
            <mrow>
              <msup>
                <mi>x</mi>
                <mn>2</mn>
              </msup>
              <mo stretchy="false">+</mo>
              <msup>
                <mi>y</mi>
                <mn>2</mn>
              </msup>
            </mrow>
            <mi mathvariant="normal">=</mi>
            <mn>25</mn>
          </mrow>
        </mtd>
      </mtr>
      <mtr>
        <mtd>
          <mrow>
            <mi mathvariant="normal">⋯</mi>
            <mi mathvariant="normal">⋯</mi>
            <mi mathvariant="normal">⋯</mi>
            <mi mathvariant="normal">⋯</mi>
            <mi mathvariant="normal">⋯</mi>
            <mi mathvariant="normal">⋯</mi>
            <mi mathvariant="normal">⋯</mi>
            <mi mathvariant="normal">⋯</mi>
          </mrow>
        </mtd>
      </mtr>
      <mtr>
        <mtd>
          <mrow>
            <mrow>
              <msup>
                <mfenced open="" close="">
                  <mfrac>
                    <mn>1</mn>
                    <mrow>
                      <mn>1</mn>
                      <mo stretchy="false">+</mo>
                      <mi mathvariant="normal">ƛ</mi>
                    </mrow>
                  </mfrac>
                </mfenced>
                <mn>2</mn>
              </msup>
              <mo stretchy="false">+</mo>
              <msup>
                <mfenced open="" close="">
                  <mfrac>
                    <mrow>
                      <mi mathvariant="normal">−</mi>
                      <mn>2</mn>
                    </mrow>
                    <mrow>
                      <mn>1</mn>
                      <mo stretchy="false">+</mo>
                      <mi mathvariant="normal">ƛ</mi>
                    </mrow>
                  </mfrac>
                </mfenced>
                <mn>2</mn>
              </msup>
            </mrow>
            <mi mathvariant="normal">=</mi>
            <mn>25</mn>
          </mrow>
        </mtd>
      </mtr>
      <mtr>
        <mtd>
          <mi mathvariant="normal">⋮</mi>
        </mtd>
      </mtr>
      <mtr>
        <mtd>
          <mrow>
            <mrow>
              <msub>
                <mi mathvariant="normal">ƛ</mi>
                <mn>1,2</mn>
              </msub>
              <mi mathvariant="normal">=</mi>
              <mfrac>
                <mrow>
                  <mrow>
                    <mi mathvariant="normal">−</mi>
                    <mn>5</mn>
                  </mrow>
                  <mi mathvariant="normal">±</mi>
                  <msqrt>
                    <mn>5</mn>
                  </msqrt>
                </mrow>
                <mn>5</mn>
              </mfrac>
            </mrow>
            <mi/>
            <mo stretchy="false">→</mo>
            <mi/>
            <mrow>
              <msub>
                <mi mathvariant="normal">ƛ</mi>
                <mn>1</mn>
              </msub>
              <mi mathvariant="normal">=</mi>
              <mfrac>
                <mrow>
                  <mrow>
                    <mi mathvariant="normal">−</mi>
                    <mn>5</mn>
                  </mrow>
                  <mo stretchy="false">+</mo>
                  <msqrt>
                    <mn>5</mn>
                  </msqrt>
                </mrow>
                <mn>5</mn>
              </mfrac>
            </mrow>
            <mi>,</mi>
            <mi/>
            <mrow>
              <msub>
                <mi mathvariant="normal">ƛ</mi>
                <mn>2</mn>
              </msub>
              <mi mathvariant="normal">=</mi>
              <mfrac>
                <mrow>
                  <mrow>
                    <mi mathvariant="normal">−</mi>
                    <mn>5</mn>
                  </mrow>
                  <mi mathvariant="normal">−</mi>
                  <msqrt>
                    <mn>5</mn>
                  </msqrt>
                </mrow>
                <mn>5</mn>
              </mfrac>
            </mrow>
          </mrow>
        </mtd>
      </mtr>
    </mtable>
    <annotation encoding="StarMath 5.0">L^{'}_{x}=2x-2+2 lambdabar x = 2(x-1+lambdabar x)=0 ~rightarrow ~x={1} over {1 + lambdabar}
newline 
L^{'}_{y}=2y+4+2 lambdabar y = 2(y+2+lambdabar y)=0 ~rightarrow ~y={-2} over {1 + lambdabar} 
newline 
x^{2}+y^{2} = 25
newline 
dotsaxis dotsaxis dotsaxis dotsaxis dotsaxis dotsaxis dotsaxis dotsaxis 
newline
left ( {1} over {1 + lambdabar} right )^{2}+left ( {-2} over {1 + lambdabar} right )^{2} = 25
newline
dotsvert 
newline
lambdabar_{1,2}={-5+-sqrt{5} } over {5} ~rightarrow ~lambdabar_{1}={-5+sqrt{5} } over {5}, ~lambdabar_{2}={-5-sqrt{5} } over {5}</annotation>
  </semantics>
</math>
</file>

<file path=Object 14/content.xml><?xml version="1.0" encoding="utf-8"?>
<math xmlns="http://www.w3.org/1998/Math/MathML">
  <semantics>
    <mrow>
      <mi>L</mi>
      <mrow>
        <mrow>
          <mo stretchy="false">(</mo>
          <mrow>
            <mi>x</mi>
            <mi>,</mi>
            <mi>y</mi>
          </mrow>
          <mo stretchy="false">)</mo>
        </mrow>
        <mi mathvariant="normal">=</mi>
        <mrow>
          <mrow>
            <mrow>
              <mrow>
                <msup>
                  <mi>x</mi>
                  <mn>2</mn>
                </msup>
                <mo stretchy="false">+</mo>
                <msup>
                  <mi>y</mi>
                  <mn>2</mn>
                </msup>
              </mrow>
              <mi mathvariant="normal">−</mi>
              <mn>2x</mn>
            </mrow>
            <mo stretchy="false">+</mo>
            <mn>4y</mn>
          </mrow>
          <mo stretchy="false">+</mo>
          <mi mathvariant="normal">ƛ</mi>
        </mrow>
      </mrow>
      <mrow>
        <mo stretchy="false">(</mo>
        <mrow>
          <mrow>
            <msup>
              <mi>x</mi>
              <mn>2</mn>
            </msup>
            <mo stretchy="false">+</mo>
            <msup>
              <mi>y</mi>
              <mn>2</mn>
            </msup>
          </mrow>
          <mi mathvariant="normal">−</mi>
          <mn>25</mn>
        </mrow>
        <mo stretchy="false">)</mo>
      </mrow>
    </mrow>
    <annotation encoding="StarMath 5.0">L(x,y)=x^{2}+y^{2}-2x+4y+lambdabar(x^{2}+y^{2}-25)</annotation>
  </semantics>
</math>
</file>

<file path=Object 15/content.xml><?xml version="1.0" encoding="utf-8"?>
<math xmlns="http://www.w3.org/1998/Math/MathML">
  <semantics>
    <msub>
      <mi mathvariant="normal">ƛ</mi>
      <mn>1</mn>
    </msub>
    <annotation encoding="StarMath 5.0">lambdabar_{1}</annotation>
  </semantics>
</math>
</file>

<file path=Object 16/content.xml><?xml version="1.0" encoding="utf-8"?>
<math xmlns="http://www.w3.org/1998/Math/MathML">
  <semantics>
    <mrow>
      <msub>
        <mi>S</mi>
        <mn>2</mn>
      </msub>
      <mi mathvariant="normal">=</mi>
      <mrow>
        <mi stretchy="false" mathvariant="normal">[</mi>
        <mrow>
          <msqrt>
            <mn>5</mn>
          </msqrt>
          <mrow>
            <mi>,</mi>
            <mi mathvariant="normal">−</mi>
            <mn>2</mn>
          </mrow>
          <msqrt>
            <mn>5</mn>
          </msqrt>
        </mrow>
        <mi stretchy="false" mathvariant="normal">]</mi>
      </mrow>
    </mrow>
    <annotation encoding="StarMath 5.0">S_{2}=[sqrt{5},-2 sqrt{5}]</annotation>
  </semantics>
</math>
</file>

<file path=Object 17/content.xml><?xml version="1.0" encoding="utf-8"?>
<math xmlns="http://www.w3.org/1998/Math/MathML">
  <semantics>
    <msub>
      <mi mathvariant="normal">ƛ</mi>
      <mn>2</mn>
    </msub>
    <annotation encoding="StarMath 5.0">lambdabar_{2}</annotation>
  </semantics>
</math>
</file>

<file path=Object 18/content.xml><?xml version="1.0" encoding="utf-8"?>
<math xmlns="http://www.w3.org/1998/Math/MathML">
  <semantics>
    <mrow>
      <msub>
        <mi>S</mi>
        <mn>3</mn>
      </msub>
      <mi mathvariant="normal">=</mi>
      <mrow>
        <mi stretchy="false" mathvariant="normal">[</mi>
        <mrow>
          <mrow>
            <mi mathvariant="normal">−</mi>
            <msqrt>
              <mn>5</mn>
            </msqrt>
          </mrow>
          <mi>,</mi>
          <mn>2</mn>
          <msqrt>
            <mn>5</mn>
          </msqrt>
        </mrow>
        <mi stretchy="false" mathvariant="normal">]</mi>
      </mrow>
    </mrow>
    <annotation encoding="StarMath 5.0">S_{3}=[-sqrt{5},2 sqrt{5}]</annotation>
  </semantics>
</math>
</file>

<file path=Object 19/content.xml><?xml version="1.0" encoding="utf-8"?>
<math xmlns="http://www.w3.org/1998/Math/MathML">
  <semantics>
    <msup>
      <mi>L</mi>
      <mrow>
        <mi>'</mi>
        <mi>'</mi>
      </mrow>
    </msup>
    <annotation encoding="StarMath 5.0">L^{''}</annotation>
  </semantics>
</math>
</file>

<file path=Object 2/content.xml><?xml version="1.0" encoding="utf-8"?>
<math xmlns="http://www.w3.org/1998/Math/MathML">
  <semantics>
    <mrow>
      <mi>M</mi>
      <mi mathvariant="normal">=</mi>
      <mrow>
        <mi stretchy="false" mathvariant="normal">{</mi>
        <mrow>
          <mrow>
            <mi stretchy="false" mathvariant="normal">[</mi>
            <mrow>
              <mi>x</mi>
              <mi>,</mi>
              <mi>y</mi>
            </mrow>
            <mi stretchy="false" mathvariant="normal">]</mi>
          </mrow>
          <mi>;</mi>
          <mrow>
            <mrow>
              <msup>
                <mi>x</mi>
                <mn>2</mn>
              </msup>
              <mo stretchy="false">+</mo>
              <msup>
                <mi>y</mi>
                <mn>2</mn>
              </msup>
            </mrow>
            <mo stretchy="false">≤</mo>
            <mn>25</mn>
          </mrow>
        </mrow>
        <mi stretchy="false" mathvariant="normal">}</mi>
      </mrow>
    </mrow>
    <annotation encoding="StarMath 5.0">M=lbrace [x,y]; x^{2}+y^{2} leslant 25  rbrace</annotation>
  </semantics>
</math>
</file>

<file path=Object 20/content.xml><?xml version="1.0" encoding="utf-8"?>
<math xmlns="http://www.w3.org/1998/Math/MathML">
  <semantics>
    <mtable>
      <mtr>
        <mtd>
          <mrow>
            <mrow>
              <msubsup>
                <mi>L</mi>
                <mi mathvariant="italic">xx</mi>
                <mrow>
                  <mi>'</mi>
                  <mi>'</mi>
                </mrow>
              </msubsup>
              <mi mathvariant="normal">=</mi>
              <mrow>
                <mn>2</mn>
                <mo stretchy="false">+</mo>
                <mn>2</mn>
              </mrow>
            </mrow>
            <mi mathvariant="normal">ƛ</mi>
            <mi>,</mi>
            <mi/>
            <mrow>
              <msubsup>
                <mi>L</mi>
                <mi mathvariant="italic">yy</mi>
                <mrow>
                  <mi>'</mi>
                  <mi>'</mi>
                </mrow>
              </msubsup>
              <mi mathvariant="normal">=</mi>
              <mrow>
                <mn>2</mn>
                <mo stretchy="false">+</mo>
                <mn>2</mn>
              </mrow>
            </mrow>
            <mi mathvariant="normal">ƛ</mi>
            <mi>,</mi>
            <mi/>
            <mrow>
              <mrow>
                <msubsup>
                  <mi>L</mi>
                  <mi mathvariant="italic">xy</mi>
                  <mrow>
                    <mi>'</mi>
                    <mi>'</mi>
                  </mrow>
                </msubsup>
                <mi mathvariant="normal">=</mi>
                <msubsup>
                  <mi>L</mi>
                  <mi mathvariant="italic">xy</mi>
                  <mrow>
                    <mi>'</mi>
                    <mi>'</mi>
                  </mrow>
                </msubsup>
              </mrow>
              <mi mathvariant="normal">=</mi>
              <mn>0</mn>
            </mrow>
          </mrow>
        </mtd>
      </mtr>
      <mtr>
        <mtd>
          <mrow>
            <msup>
              <mi>L</mi>
              <mrow>
                <mi>'</mi>
                <mi>'</mi>
              </mrow>
            </msup>
            <mi mathvariant="normal">=</mi>
            <mfenced open="" close="">
              <mtable>
                <mtr>
                  <mtd>
                    <mrow>
                      <mrow>
                        <mn>2</mn>
                        <mo stretchy="false">+</mo>
                        <mn>2</mn>
                      </mrow>
                      <mi mathvariant="normal">ƛ</mi>
                    </mrow>
                  </mtd>
                  <mtd>
                    <mn>0</mn>
                  </mtd>
                </mtr>
                <mtr>
                  <mtd>
                    <mn>0</mn>
                  </mtd>
                  <mtd>
                    <mrow>
                      <mrow>
                        <mn>2</mn>
                        <mo stretchy="false">+</mo>
                        <mn>2</mn>
                      </mrow>
                      <mi mathvariant="normal">ƛ</mi>
                    </mrow>
                  </mtd>
                </mtr>
              </mtable>
            </mfenced>
          </mrow>
        </mtd>
      </mtr>
      <mtr>
        <mtd>
          <mrow>
            <msup>
              <mi>L</mi>
              <mrow>
                <mi>'</mi>
                <mi>'</mi>
              </mrow>
            </msup>
            <mrow>
              <mrow>
                <mo stretchy="false">(</mo>
                <msub>
                  <mi>S</mi>
                  <mn>2</mn>
                </msub>
                <mo stretchy="false">)</mo>
              </mrow>
              <mi mathvariant="normal">=</mi>
              <mfenced open="" close="">
                <mtable>
                  <mtr>
                    <mtd>
                      <mfrac>
                        <mrow>
                          <mn>2</mn>
                          <msqrt>
                            <mn>5</mn>
                          </msqrt>
                        </mrow>
                        <mn>5</mn>
                      </mfrac>
                    </mtd>
                    <mtd>
                      <mn>0</mn>
                    </mtd>
                  </mtr>
                  <mtr>
                    <mtd>
                      <mn>0</mn>
                    </mtd>
                    <mtd>
                      <mfrac>
                        <mrow>
                          <mn>2</mn>
                          <msqrt>
                            <mn>5</mn>
                          </msqrt>
                        </mrow>
                        <mn>5</mn>
                      </mfrac>
                    </mtd>
                  </mtr>
                </mtable>
              </mfenced>
            </mrow>
            <mo stretchy="false">…</mo>
            <mi mathvariant="italic">pozitivne</mi>
            <mi mathvariant="italic">definitni</mi>
            <mo stretchy="false">→</mo>
            <mi>v</mi>
            <msub>
              <mi>S</mi>
              <mn>2</mn>
            </msub>
            <mi mathvariant="italic">je</mi>
            <mi mathvariant="italic">lokalni</mi>
            <mi mathvariant="italic">minimum</mi>
          </mrow>
        </mtd>
      </mtr>
      <mtr>
        <mtd>
          <mrow>
            <msup>
              <mi>L</mi>
              <mrow>
                <mi>'</mi>
                <mi>'</mi>
              </mrow>
            </msup>
            <mrow>
              <mrow>
                <mo stretchy="false">(</mo>
                <msub>
                  <mi>S</mi>
                  <mn>3</mn>
                </msub>
                <mo stretchy="false">)</mo>
              </mrow>
              <mi mathvariant="normal">=</mi>
              <mfenced open="" close="">
                <mtable>
                  <mtr>
                    <mtd>
                      <mfrac>
                        <mrow>
                          <mrow>
                            <mi mathvariant="normal">−</mi>
                            <mn>2</mn>
                          </mrow>
                          <msqrt>
                            <mn>5</mn>
                          </msqrt>
                        </mrow>
                        <mn>5</mn>
                      </mfrac>
                    </mtd>
                    <mtd>
                      <mn>0</mn>
                    </mtd>
                  </mtr>
                  <mtr>
                    <mtd>
                      <mn>0</mn>
                    </mtd>
                    <mtd>
                      <mfrac>
                        <mrow>
                          <mrow>
                            <mi mathvariant="normal">−</mi>
                            <mn>2</mn>
                          </mrow>
                          <msqrt>
                            <mn>5</mn>
                          </msqrt>
                        </mrow>
                        <mn>5</mn>
                      </mfrac>
                    </mtd>
                  </mtr>
                </mtable>
              </mfenced>
            </mrow>
            <mo stretchy="false">…</mo>
            <mi mathvariant="italic">negativne</mi>
            <mi mathvariant="italic">definitni</mi>
            <mo stretchy="false">→</mo>
            <mi>v</mi>
            <msub>
              <mi>S</mi>
              <mn>3</mn>
            </msub>
            <mi mathvariant="italic">je</mi>
            <mi mathvariant="italic">lokalni</mi>
            <mi mathvariant="italic">maximum</mi>
          </mrow>
        </mtd>
      </mtr>
    </mtable>
    <annotation encoding="StarMath 5.0">L^{''}_{xx}=2+2 lambdabar, ~L^{''}_{yy}=2+2 lambdabar, ~L^{''}_{xy}=L^{''}_{xy}=0
newline 
L^{''}=left ( matrix{2+2 lambdabar # 0 ## 0 # 2+2 lambdabar}  right )
newline
L^{''}(S_{2})= left ( matrix{{2 sqrt{5}} over {5}  # 0 ## 0 # {2 sqrt{5}} over {5}}  right ) dotslow pozitivne definitni rightarrow v S_{2} je lokalni minimum
newline
L^{''}(S_{3})= left ( matrix{{-2 sqrt{5}} over {5}  # 0 ## 0 # {-2 sqrt{5}} over {5}}  right ) dotslow negativne definitni rightarrow v S_{3} je lokalni maximum</annotation>
  </semantics>
</math>
</file>

<file path=Object 21/content.xml><?xml version="1.0" encoding="utf-8"?>
<math xmlns="http://www.w3.org/1998/Math/MathML">
  <semantics>
    <msub>
      <mi>S</mi>
      <mn>3</mn>
    </msub>
    <annotation encoding="StarMath 5.0">S_{3}</annotation>
  </semantics>
</math>
</file>

<file path=Object 22/content.xml><?xml version="1.0" encoding="utf-8"?>
<math xmlns="http://www.w3.org/1998/Math/MathML">
  <semantics>
    <msub>
      <mi>S</mi>
      <mn>1</mn>
    </msub>
    <annotation encoding="StarMath 5.0">S_{1}</annotation>
  </semantics>
</math>
</file>

<file path=Object 23/content.xml><?xml version="1.0" encoding="utf-8"?>
<math xmlns="http://www.w3.org/1998/Math/MathML">
  <semantics>
    <msub>
      <mi>S</mi>
      <mn>2</mn>
    </msub>
    <annotation encoding="StarMath 5.0">S_{2}</annotation>
  </semantics>
</math>
</file>

<file path=Object 24/content.xml><?xml version="1.0" encoding="utf-8"?>
<math xmlns="http://www.w3.org/1998/Math/MathML">
  <semantics>
    <mtable>
      <mtr>
        <mtd>
          <mrow>
            <mi>f</mi>
            <mrow>
              <mrow>
                <mo stretchy="false">(</mo>
                <msub>
                  <mi>S</mi>
                  <mn>1</mn>
                </msub>
                <mo stretchy="false">)</mo>
              </mrow>
              <mi mathvariant="normal">=</mi>
              <mrow>
                <mrow>
                  <mrow>
                    <msup>
                      <mn>1</mn>
                      <mn>2</mn>
                    </msup>
                    <mo stretchy="false">+</mo>
                    <msup>
                      <mrow>
                        <mo stretchy="false">(</mo>
                        <mrow>
                          <mi mathvariant="normal">−</mi>
                          <mn>2</mn>
                        </mrow>
                        <mo stretchy="false">)</mo>
                      </mrow>
                      <mn>2</mn>
                    </msup>
                  </mrow>
                  <mi mathvariant="normal">−</mi>
                  <mrow>
                    <mn>2</mn>
                    <mi mathvariant="normal">∗</mi>
                    <mn>1</mn>
                  </mrow>
                </mrow>
                <mo stretchy="false">+</mo>
                <mn>4</mn>
              </mrow>
            </mrow>
            <mrow>
              <mrow>
                <mrow>
                  <mo stretchy="false">(</mo>
                  <mrow>
                    <mi mathvariant="normal">−</mi>
                    <mn>2</mn>
                  </mrow>
                  <mo stretchy="false">)</mo>
                </mrow>
                <mi mathvariant="normal">=</mi>
                <mrow>
                  <mrow>
                    <mrow>
                      <mn>1</mn>
                      <mo stretchy="false">+</mo>
                      <mn>4</mn>
                    </mrow>
                    <mi mathvariant="normal">−</mi>
                    <mn>2</mn>
                  </mrow>
                  <mi mathvariant="normal">−</mi>
                  <mn>8</mn>
                </mrow>
              </mrow>
              <mi mathvariant="normal">=</mi>
              <mrow>
                <mi mathvariant="normal">−</mi>
                <mn>5</mn>
              </mrow>
            </mrow>
          </mrow>
        </mtd>
      </mtr>
      <mtr>
        <mtd>
          <mrow>
            <mi>f</mi>
            <mrow>
              <mrow>
                <mo stretchy="false">(</mo>
                <msub>
                  <mi>S</mi>
                  <mn>2</mn>
                </msub>
                <mo stretchy="false">)</mo>
              </mrow>
              <mi mathvariant="normal">=</mi>
              <mrow>
                <mrow>
                  <msup>
                    <mrow>
                      <mo stretchy="false">(</mo>
                      <msqrt>
                        <mn>5</mn>
                      </msqrt>
                      <mo stretchy="false">)</mo>
                    </mrow>
                    <mn>2</mn>
                  </msup>
                  <mo stretchy="false">+</mo>
                  <msup>
                    <mrow>
                      <mo stretchy="false">(</mo>
                      <mrow>
                        <mn>2</mn>
                        <msqrt>
                          <mn>5</mn>
                        </msqrt>
                      </mrow>
                      <mo stretchy="false">)</mo>
                    </mrow>
                    <mn>2</mn>
                  </msup>
                </mrow>
                <mi mathvariant="normal">−</mi>
                <mn>2</mn>
              </mrow>
            </mrow>
            <mrow>
              <msqrt>
                <mn>5</mn>
              </msqrt>
              <mo stretchy="false">+</mo>
              <mn>4</mn>
            </mrow>
            <mrow>
              <mrow>
                <mo stretchy="false">(</mo>
                <mrow>
                  <mrow>
                    <mi mathvariant="normal">−</mi>
                    <mn>2</mn>
                  </mrow>
                  <msqrt>
                    <mn>5</mn>
                  </msqrt>
                </mrow>
                <mo stretchy="false">)</mo>
              </mrow>
              <mi mathvariant="normal">=</mi>
              <mrow>
                <mrow>
                  <mn>5</mn>
                  <mo stretchy="false">+</mo>
                  <mn>20</mn>
                </mrow>
                <mi mathvariant="normal">−</mi>
                <mn>10</mn>
              </mrow>
            </mrow>
            <mrow>
              <msqrt>
                <mn>5</mn>
              </msqrt>
              <mi mathvariant="normal">=</mi>
              <mn>5</mn>
            </mrow>
            <mrow>
              <mrow>
                <mo stretchy="false">(</mo>
                <mrow>
                  <mrow>
                    <mn>5</mn>
                    <mi mathvariant="normal">−</mi>
                    <mn>2</mn>
                  </mrow>
                  <msqrt>
                    <mn>5</mn>
                  </msqrt>
                </mrow>
                <mo stretchy="false">)</mo>
              </mrow>
              <mi mathvariant="normal">≃</mi>
              <mn>2.639</mn>
            </mrow>
          </mrow>
        </mtd>
      </mtr>
      <mtr>
        <mtd>
          <mrow>
            <mi>f</mi>
            <mrow>
              <mrow>
                <mo stretchy="false">(</mo>
                <msub>
                  <mi>S</mi>
                  <mn>1</mn>
                </msub>
                <mo stretchy="false">)</mo>
              </mrow>
              <mo stretchy="false">&lt;</mo>
              <mi>f</mi>
            </mrow>
            <mrow>
              <mo stretchy="false">(</mo>
              <msub>
                <mi>S</mi>
                <mn>2</mn>
              </msub>
              <mo stretchy="false">)</mo>
            </mrow>
            <mi/>
            <mo stretchy="false">→</mo>
            <mi/>
            <msub>
              <mi>S</mi>
              <mn>1</mn>
            </msub>
            <mi mathvariant="italic">je</mi>
            <mi mathvariant="italic">globalni</mi>
            <mi mathvariant="italic">minimum.</mi>
          </mrow>
        </mtd>
      </mtr>
    </mtable>
    <annotation encoding="StarMath 5.0">f(S_{1})=1^{2}+(-2)^{2}-2*1+4(-2)=1+4-2-8=-5
newline
f(S_{2})=(sqrt{5})^{2}+(2 sqrt{5})^{2}-2 sqrt{5}+4(-2 sqrt{5})=5+20-10 sqrt{5}=5(5-2 sqrt{5}) simeq 2.639 
newline 
f(S_{1}) &lt; f(S_{2}) ~rightarrow ~S_{1} je globalni minimum.</annotation>
  </semantics>
</math>
</file>

<file path=Object 3/content.xml><?xml version="1.0" encoding="utf-8"?>
<math xmlns="http://www.w3.org/1998/Math/MathML">
  <semantics>
    <mrow>
      <mi>M</mi>
      <mi mathvariant="normal">=</mi>
      <mrow>
        <mi stretchy="false" mathvariant="normal">{</mi>
        <mrow>
          <mrow>
            <mi stretchy="false" mathvariant="normal">[</mi>
            <mrow>
              <mi>x</mi>
              <mi>,</mi>
              <mi>y</mi>
            </mrow>
            <mi stretchy="false" mathvariant="normal">]</mi>
          </mrow>
          <mi>;</mi>
          <mrow>
            <mrow>
              <msup>
                <mi>x</mi>
                <mn>2</mn>
              </msup>
              <mo stretchy="false">+</mo>
              <msup>
                <mi>y</mi>
                <mn>2</mn>
              </msup>
            </mrow>
            <mo stretchy="false">&lt;</mo>
            <mn>25</mn>
          </mrow>
        </mrow>
        <mi stretchy="false" mathvariant="normal">}</mi>
      </mrow>
    </mrow>
    <annotation encoding="StarMath 5.0">M=lbrace [x,y]; x^{2}+y^{2} &lt; 25  rbrace</annotation>
  </semantics>
</math>
</file>

<file path=Object 4/content.xml><?xml version="1.0" encoding="utf-8"?>
<math xmlns="http://www.w3.org/1998/Math/MathML">
  <semantics>
    <mtable>
      <mtr>
        <mtd>
          <mrow>
            <mfrac>
              <mrow>
                <mi mathvariant="normal">∂</mi>
                <mi>f</mi>
              </mrow>
              <mrow>
                <mi mathvariant="normal">∂</mi>
                <mi>x</mi>
              </mrow>
            </mfrac>
            <mrow>
              <mrow>
                <mrow>
                  <mo stretchy="false">(</mo>
                  <mrow>
                    <mi>x</mi>
                    <mi>,</mi>
                    <mi>y</mi>
                  </mrow>
                  <mo stretchy="false">)</mo>
                </mrow>
                <mi mathvariant="normal">=</mi>
                <mrow>
                  <mn>2x</mn>
                  <mi mathvariant="normal">−</mi>
                  <mn>2</mn>
                </mrow>
              </mrow>
              <mi mathvariant="normal">=</mi>
              <mn>0</mn>
            </mrow>
            <mo stretchy="false">→</mo>
            <mrow>
              <mi>x</mi>
              <mi mathvariant="normal">=</mi>
              <mn>1</mn>
            </mrow>
          </mrow>
        </mtd>
      </mtr>
      <mtr>
        <mtd>
          <mrow>
            <mfrac>
              <mrow>
                <mi mathvariant="normal">∂</mi>
                <mi>f</mi>
              </mrow>
              <mrow>
                <mi mathvariant="normal">∂</mi>
                <mi>y</mi>
              </mrow>
            </mfrac>
            <mrow>
              <mrow>
                <mrow>
                  <mo stretchy="false">(</mo>
                  <mrow>
                    <mi>x</mi>
                    <mi>,</mi>
                    <mi>y</mi>
                  </mrow>
                  <mo stretchy="false">)</mo>
                </mrow>
                <mi mathvariant="normal">=</mi>
                <mrow>
                  <mn>2y</mn>
                  <mo stretchy="false">+</mo>
                  <mn>4</mn>
                </mrow>
              </mrow>
              <mi mathvariant="normal">=</mi>
              <mn>0</mn>
            </mrow>
            <mo stretchy="false">→</mo>
            <mrow>
              <mi>y</mi>
              <mi mathvariant="normal">=</mi>
              <mrow>
                <mi mathvariant="normal">−</mi>
                <mn>2</mn>
              </mrow>
            </mrow>
          </mrow>
        </mtd>
      </mtr>
      <mtr>
        <mtd>
          <mrow>
            <mo stretchy="false">→</mo>
            <mrow>
              <msub>
                <mi>S</mi>
                <mn>1</mn>
              </msub>
              <mi mathvariant="normal">=</mi>
              <mrow>
                <mi stretchy="false" mathvariant="normal">[</mi>
                <mrow>
                  <mn>1,</mn>
                  <mi mathvariant="normal">−</mi>
                  <mn>2</mn>
                </mrow>
                <mi stretchy="false" mathvariant="normal">]</mi>
              </mrow>
            </mrow>
          </mrow>
        </mtd>
      </mtr>
    </mtable>
    <annotation encoding="StarMath 5.0">{partial f} over {partial x}(x,y)=2x-2=0 rightarrow x=1
newline 
{partial f} over {partial y}(x,y)=2y+4=0 rightarrow y=-2
newline rightarrow  S_{1}=[1,-2]</annotation>
  </semantics>
</math>
</file>

<file path=Object 5/content.xml><?xml version="1.0" encoding="utf-8"?>
<math xmlns="http://www.w3.org/1998/Math/MathML">
  <semantics>
    <msub>
      <mi>S</mi>
      <mi>i</mi>
    </msub>
    <annotation encoding="StarMath 5.0">S_{i}</annotation>
  </semantics>
</math>
</file>

<file path=Object 6/content.xml><?xml version="1.0" encoding="utf-8"?>
<math xmlns="http://www.w3.org/1998/Math/MathML">
  <semantics>
    <mrow>
      <mfrac>
        <mrow>
          <msup>
            <mi mathvariant="normal">∂</mi>
            <mn>2</mn>
          </msup>
          <mi>f</mi>
        </mrow>
        <mrow>
          <mi mathvariant="normal">∂</mi>
          <msup>
            <mi>x</mi>
            <mn>2</mn>
          </msup>
        </mrow>
      </mfrac>
      <mrow>
        <mrow>
          <mo stretchy="false">(</mo>
          <mrow>
            <mi>x</mi>
            <mi>,</mi>
            <mi>y</mi>
          </mrow>
          <mo stretchy="false">)</mo>
        </mrow>
        <mi mathvariant="normal">=</mi>
        <mn>2,</mn>
      </mrow>
      <mi/>
      <mfrac>
        <mrow>
          <msup>
            <mi mathvariant="normal">∂</mi>
            <mn>2</mn>
          </msup>
          <mi>f</mi>
        </mrow>
        <mrow>
          <mi mathvariant="normal">∂</mi>
          <msup>
            <mi>y</mi>
            <mn>2</mn>
          </msup>
        </mrow>
      </mfrac>
      <mrow>
        <mrow>
          <mo stretchy="false">(</mo>
          <mrow>
            <mi>x</mi>
            <mi>,</mi>
            <mi>y</mi>
          </mrow>
          <mo stretchy="false">)</mo>
        </mrow>
        <mi mathvariant="normal">=</mi>
        <mn>2,</mn>
      </mrow>
      <mi/>
      <mrow>
        <mfrac>
          <mrow>
            <msup>
              <mi mathvariant="normal">∂</mi>
              <mn>2</mn>
            </msup>
            <mi>f</mi>
          </mrow>
          <mrow>
            <mi mathvariant="normal">∂</mi>
            <mi>x</mi>
            <mi mathvariant="normal">∂</mi>
            <mi>y</mi>
          </mrow>
        </mfrac>
        <mi mathvariant="normal">=</mi>
        <mn>0</mn>
      </mrow>
    </mrow>
    <annotation encoding="StarMath 5.0">{partial^{2} f} over {partial x^{2}}(x,y)=2, ~ {partial^{2} f} over {partial y^{2}}(x,y)=2, ~ {partial^{2} f} over {partial x partial y}=0</annotation>
  </semantics>
</math>
</file>

<file path=Object 7/content.xml><?xml version="1.0" encoding="utf-8"?>
<math xmlns="http://www.w3.org/1998/Math/MathML">
  <semantics>
    <msub>
      <mi>S</mi>
      <mn>1</mn>
    </msub>
    <annotation encoding="StarMath 5.0">S_{1}</annotation>
  </semantics>
</math>
</file>

<file path=Object 8/content.xml><?xml version="1.0" encoding="utf-8"?>
<math xmlns="http://www.w3.org/1998/Math/MathML">
  <semantics>
    <mfenced open="" close="">
      <mtable>
        <mtr>
          <mtd>
            <mn>2</mn>
          </mtd>
          <mtd>
            <mn>0</mn>
          </mtd>
        </mtr>
        <mtr>
          <mtd>
            <mn>0</mn>
          </mtd>
          <mtd>
            <mn>2</mn>
          </mtd>
        </mtr>
      </mtable>
    </mfenced>
    <annotation encoding="StarMath 5.0">left ( matrix{2 # 0 ## 0 # 2}  right )  </annotation>
  </semantics>
</math>
</file>

<file path=Object 9/content.xml><?xml version="1.0" encoding="utf-8"?>
<math xmlns="http://www.w3.org/1998/Math/MathML">
  <semantics>
    <msub>
      <mi>S</mi>
      <mn>1</mn>
    </msub>
    <annotation encoding="StarMath 5.0">S_{1}</annotation>
  </semantics>
</math>
</file>